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9ae" draw:textarea-horizontal-align="justify" draw:textarea-vertical-align="middle" draw:auto-grow-height="false" fo:min-height="1.02cm" fo:min-width="6.104cm"/>
    </style:style>
    <style:style style:name="gr2" style:family="graphic" style:parent-style-name="standard">
      <style:graphic-properties svg:stroke-color="#000000" draw:fill-color="#fcc79b" draw:textarea-horizontal-align="justify" draw:textarea-vertical-align="middle" draw:auto-grow-height="false" fo:min-height="0.522cm" fo:min-width="2.04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9ae" draw:textarea-horizontal-align="justify" draw:textarea-vertical-align="middle" draw:auto-grow-height="false" fo:min-height="1.742cm" fo:min-width="3.928cm"/>
    </style:style>
    <style:style style:name="gr5" style:family="graphic" style:parent-style-name="standard">
      <style:graphic-properties svg:stroke-color="#000000" draw:fill-color="#fff9ae" draw:textarea-horizontal-align="justify" draw:textarea-vertical-align="middle" draw:auto-grow-height="false" fo:min-height="1.466cm" fo:min-width="6.10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000000" draw:fill-color="#fcc79b" draw:textarea-horizontal-align="justify" draw:textarea-vertical-align="middle" draw:auto-grow-height="false" fo:min-height="0.522cm" fo:min-width="3.564cm"/>
    </style:style>
    <style:style style:name="gr11" style:family="graphic" style:parent-style-name="standard">
      <style:graphic-properties svg:stroke-color="#000000" draw:fill-color="#fcc79b" draw:textarea-horizontal-align="justify" draw:textarea-vertical-align="middle" draw:auto-grow-height="false" fo:min-height="0.522cm" fo:min-width="2.548cm"/>
    </style:style>
    <style:style style:name="gr12" style:family="graphic" style:parent-style-name="standard">
      <style:graphic-properties svg:stroke-color="#000000" draw:fill-color="#fff9ae" draw:textarea-horizontal-align="justify" draw:textarea-vertical-align="middle" draw:auto-grow-height="false" fo:min-height="0.988cm" fo:min-width="6.10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9ae"/>
      <style:paragraph-properties fo:text-align="center"/>
    </style:style>
    <style:style style:name="P3" style:family="paragraph">
      <loext:graphic-properties draw:fill-color="#fcc79b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Serif"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loext:graphic-properties draw:fill-color="#fcc79b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erif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erif"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xml:id="id1" draw:id="id1" draw:layer="layout" svg:width="6.604cm" svg:height="1.27cm" svg:x="10.624cm" svg:y="2.224cm">
          <text:p text:style-name="P1">Android App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0.772cm" svg:x="12.656cm" svg:y="6.464cm">
          <text:p text:style-name="P1">Etherne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926cm" svg:y1="3.494cm" svg:x2="13.926cm" svg:y2="6.464cm" draw:start-shape="id1" draw:start-glue-point="2" draw:end-shape="id2" svg:d="M13926 3494v2970" svg:viewBox="0 0 1 2971">
          <text:p text:style-name="P1">HTTP via Internet</text:p>
        </draw:connector>
        <draw:custom-shape draw:style-name="gr2" draw:text-style-name="P3" xml:id="id4" draw:id="id4" draw:layer="layout" svg:width="2.54cm" svg:height="0.772cm" svg:x="12.656cm" svg:y="8.884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2.54cm" svg:height="0.772cm" svg:x="3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716cm" svg:x="10.624cm" svg:y="7.204cm">
          <text:p text:style-name="P1">Raspberry Pi<text:line-break/>Management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54cm" svg:height="0.772cm" svg:x="8.2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7.3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54cm" svg:height="0.772cm" svg:x="22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1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466cm" svg:y1="12.462cm" svg:x2="12.656cm" svg:y2="9.27cm" draw:start-shape="id3" draw:start-glue-point="0" draw:end-shape="id4" draw:end-glue-point="3" svg:d="M4466 12462v-3192h8190" svg:viewBox="0 0 8191 3193">
          <text:p/>
        </draw:connector>
        <draw:connector draw:style-name="gr6" draw:text-style-name="P4" draw:layer="layout" svg:x1="9.566cm" svg:y1="12.462cm" svg:x2="13.926cm" svg:y2="9.656cm" draw:start-shape="id5" draw:start-glue-point="0" draw:end-shape="id4" draw:end-glue-point="2" svg:d="M9566 12462v-1403h4360v-1403" svg:viewBox="0 0 4361 2807">
          <text:p/>
        </draw:connector>
        <draw:connector draw:style-name="gr6" draw:text-style-name="P4" draw:layer="layout" svg:x1="15.196cm" svg:y1="9.27cm" svg:x2="23.466cm" svg:y2="12.462cm" draw:start-shape="id4" draw:start-glue-point="1" draw:end-shape="id6" draw:end-glue-point="0" svg:d="M15196 9270h8270v3192" svg:viewBox="0 0 8271 3193">
          <text:p/>
        </draw:connector>
        <draw:frame draw:style-name="gr7" draw:text-style-name="P5" draw:layer="layout" svg:width="8.382cm" svg:height="1.318cm" svg:x="12.446cm" svg:y="13.4cm">
          <draw:text-box>
            <text:p text:style-name="P1"><text:span text:style-name="T1">………………</text:span><text:span text:style-name="T2">…</text:span></text:p>
          </draw:text-box>
        </draw:frame>
        <draw:frame draw:style-name="gr8" draw:text-style-name="P6" draw:layer="layout" svg:width="28cm" svg:height="1.352cm" svg:x="0cm" svg:y="0.3cm">
          <draw:text-box>
            <text:p text:style-name="P1"><text:span text:style-name="T3">Configuration 1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2" xml:id="id7" draw:id="id7" draw:layer="layout" svg:width="6.604cm" svg:height="1.27cm" svg:x="10.624cm" svg:y="2.224cm">
          <text:p text:style-name="P1">Android App</text:p>
          <draw:enhanced-geometry svg:viewBox="0 0 21600 21600" draw:type="rectangle" draw:enhanced-path="M 0 0 L 21600 0 21600 21600 0 21600 0 0 Z N"/>
        </draw:custom-shape>
        <draw:custom-shape draw:style-name="gr10" draw:text-style-name="P8" xml:id="id8" draw:id="id8" draw:layer="layout" svg:width="4.064cm" svg:height="0.772cm" svg:x="11.938cm" svg:y="6.464cm">
          <text:p text:style-name="P1"><text:span text:style-name="T4">Bluetooth-US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926cm" svg:y1="3.494cm" svg:x2="13.97cm" svg:y2="6.464cm" draw:start-shape="id7" draw:start-glue-point="2" draw:end-shape="id8" svg:d="M13926 3494v1485h44v1485" svg:viewBox="0 0 45 2971">
          <text:p text:style-name="P1">Bluetooth</text:p>
        </draw:connector>
        <draw:custom-shape draw:style-name="gr2" draw:text-style-name="P3" xml:id="id10" draw:id="id10" draw:layer="layout" svg:width="2.54cm" svg:height="0.772cm" svg:x="12.656cm" svg:y="8.884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2.54cm" svg:height="0.772cm" svg:x="3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604cm" svg:height="1.716cm" svg:x="10.624cm" svg:y="7.204cm">
          <text:p text:style-name="P1">STM32<text:line-break/>Management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1" draw:id="id11" draw:layer="layout" svg:width="2.54cm" svg:height="0.772cm" svg:x="8.2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7.3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2.54cm" svg:height="0.772cm" svg:x="22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1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466cm" svg:y1="12.462cm" svg:x2="12.656cm" svg:y2="9.27cm" draw:start-shape="id9" draw:start-glue-point="0" draw:end-shape="id10" draw:end-glue-point="3" svg:d="M4466 12462v-3192h8190" svg:viewBox="0 0 8191 3193">
          <text:p/>
        </draw:connector>
        <draw:connector draw:style-name="gr6" draw:text-style-name="P4" draw:layer="layout" svg:x1="9.566cm" svg:y1="12.462cm" svg:x2="13.926cm" svg:y2="9.656cm" draw:start-shape="id11" draw:start-glue-point="0" draw:end-shape="id10" draw:end-glue-point="2" svg:d="M9566 12462v-1403h4360v-1403" svg:viewBox="0 0 4361 2807">
          <text:p/>
        </draw:connector>
        <draw:connector draw:style-name="gr6" draw:text-style-name="P4" draw:layer="layout" svg:x1="15.196cm" svg:y1="9.27cm" svg:x2="23.466cm" svg:y2="12.462cm" draw:start-shape="id10" draw:start-glue-point="1" draw:end-shape="id12" draw:end-glue-point="0" svg:d="M15196 9270h8270v3192" svg:viewBox="0 0 8271 3193">
          <text:p/>
        </draw:connector>
        <draw:frame draw:style-name="gr7" draw:text-style-name="P5" draw:layer="layout" svg:width="8.382cm" svg:height="1.318cm" svg:x="12.446cm" svg:y="13.4cm">
          <draw:text-box>
            <text:p text:style-name="P1"><text:span text:style-name="T1">………………</text:span><text:span text:style-name="T2">…</text:span></text:p>
          </draw:text-box>
        </draw:frame>
        <draw:frame draw:style-name="gr8" draw:text-style-name="P6" draw:layer="layout" svg:width="28cm" svg:height="1.352cm" svg:x="0cm" svg:y="0.3cm">
          <draw:text-box>
            <text:p text:style-name="P1"><text:span text:style-name="T3">Configuration 2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2" xml:id="id17" draw:id="id17" draw:layer="layout" svg:width="6.604cm" svg:height="1.27cm" svg:x="10.624cm" svg:y="2.224cm">
          <text:p text:style-name="P1">Android App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2.54cm" svg:height="0.772cm" svg:x="12.698cm" svg:y="10.184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3" draw:id="id13" draw:layer="layout" svg:width="2.54cm" svg:height="0.772cm" svg:x="3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5" draw:text-style-name="P2" xml:id="id20" draw:id="id20" draw:layer="layout" svg:width="6.604cm" svg:height="1.716cm" svg:x="10.666cm" svg:y="8.504cm">
          <text:p text:style-name="P1">STM32<text:line-break/>Management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2.54cm" svg:height="0.772cm" svg:x="8.2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7.3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6" draw:id="id16" draw:layer="layout" svg:width="2.54cm" svg:height="0.772cm" svg:x="22.196cm" svg:y="12.462cm">
          <text:p text:style-name="P1">N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.428cm" svg:height="1.992cm" svg:x="21.224cm" svg:y="13.224cm">
          <text:p text:style-name="P1">STM32<text:line-break/>GPIO Switcher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466cm" svg:y1="12.462cm" svg:x2="12.698cm" svg:y2="10.57cm" draw:start-shape="id13" draw:start-glue-point="0" draw:end-shape="id14" draw:end-glue-point="3" svg:d="M4466 12462v-1892h8232" svg:viewBox="0 0 8233 1893">
          <text:p/>
        </draw:connector>
        <draw:connector draw:style-name="gr6" draw:text-style-name="P4" draw:layer="layout" svg:x1="9.566cm" svg:y1="12.462cm" svg:x2="13.968cm" svg:y2="10.956cm" draw:start-shape="id15" draw:start-glue-point="0" draw:end-shape="id14" draw:end-glue-point="2" svg:d="M9566 12462v-753h4402v-753" svg:viewBox="0 0 4403 1507">
          <text:p/>
        </draw:connector>
        <draw:connector draw:style-name="gr6" draw:text-style-name="P4" draw:layer="layout" svg:x1="15.238cm" svg:y1="10.57cm" svg:x2="23.466cm" svg:y2="12.462cm" draw:start-shape="id14" draw:start-glue-point="1" draw:end-shape="id16" draw:end-glue-point="0" svg:d="M15238 10570h8228v1892" svg:viewBox="0 0 8229 1893">
          <text:p/>
        </draw:connector>
        <draw:frame draw:style-name="gr7" draw:text-style-name="P5" draw:layer="layout" svg:width="8.382cm" svg:height="1.318cm" svg:x="12.446cm" svg:y="13.4cm">
          <draw:text-box>
            <text:p text:style-name="P1"><text:span text:style-name="T1">………………</text:span><text:span text:style-name="T2">…</text:span></text:p>
          </draw:text-box>
        </draw:frame>
        <draw:frame draw:style-name="gr8" draw:text-style-name="P6" draw:layer="layout" svg:width="28cm" svg:height="1.352cm" svg:x="0cm" svg:y="0.3cm">
          <draw:text-box>
            <text:p text:style-name="P1"><text:span text:style-name="T3">Configuration 3</text:span></text:p>
          </draw:text-box>
        </draw:frame>
        <draw:custom-shape draw:style-name="gr11" draw:text-style-name="P8" xml:id="id19" draw:id="id19" draw:layer="layout" svg:width="3.048cm" svg:height="0.772cm" svg:x="12.446cm" svg:y="6.476cm">
          <text:p text:style-name="P1"><text:span text:style-name="T4">USB-US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3.926cm" svg:y1="3.494cm" svg:x2="13.926cm" svg:y2="5.296cm" draw:start-shape="id17" draw:start-glue-point="2" draw:end-shape="id18" draw:end-glue-point="0" svg:d="M13926 3494v1802" svg:viewBox="0 0 1 1803">
          <text:p text:style-name="P1">HTTP via Internet</text:p>
        </draw:connector>
        <draw:custom-shape draw:style-name="gr12" draw:text-style-name="P2" xml:id="id18" draw:id="id18" draw:layer="layout" svg:width="6.604cm" svg:height="1.238cm" svg:x="10.624cm" svg:y="5.296cm">
          <text:p text:style-name="P1">Compu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3.97cm" svg:y1="7.248cm" svg:x2="13.968cm" svg:y2="8.504cm" draw:start-shape="id19" draw:start-glue-point="2" draw:end-shape="id20" draw:end-glue-point="0" svg:d="M13970 7248l-2 1256" svg:viewBox="0 0 3 1257">
          <text:p/>
        </draw:connector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21:43:57.452105504</meta:creation-date>
    <dc:date>2021-02-21T22:21:42.052625512</dc:date>
    <meta:editing-duration>PT21M1S</meta:editing-duration>
    <meta:editing-cycles>6</meta:editing-cycles>
    <meta:generator>LibreOffice/6.0.7.3$Linux_X86_64 LibreOffice_project/00m0$Build-3</meta:generator>
    <meta:document-statistic meta:object-count="77"/>
  </office:meta>
</office:document-meta>
</file>